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e6a39" loext:opacity="100%" style:font-name="Ubuntu" fo:font-size="18pt" fo:font-weight="bold" officeooo:rsid="0003f00e" officeooo:paragraph-rsid="0003f00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1e6a39" loext:opacity="100%" style:font-name="Ubuntu" fo:font-size="18pt" fo:font-weight="bold" officeooo:rsid="0003f00e" officeooo:paragraph-rsid="000fd49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1e6a39" loext:opacity="100%" style:font-name="Ubuntu" fo:font-size="12pt" fo:font-weight="bold" officeooo:rsid="0003f00e" officeooo:paragraph-rsid="0003f00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e6a39" loext:opacity="100%" style:font-name="Ubuntu" fo:font-size="14pt" fo:font-weight="bold" officeooo:rsid="00081291" officeooo:paragraph-rsid="000b9ee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e6a39" loext:opacity="100%" style:font-name="Ubuntu" fo:font-size="14pt" fo:font-weight="bold" officeooo:rsid="00081291" officeooo:paragraph-rsid="000bf8c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1e6a39" loext:opacity="100%" style:font-name="Ubuntu" fo:font-size="14pt" fo:font-weight="bold" officeooo:rsid="00081291" officeooo:paragraph-rsid="000b9ee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291" officeooo:paragraph-rsid="0008129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9ee69" officeooo:paragraph-rsid="0009ee6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dc5a" officeooo:paragraph-rsid="000adc5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1a9d" officeooo:paragraph-rsid="000e1a9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8a93" officeooo:paragraph-rsid="000e8a9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1a9d" officeooo:paragraph-rsid="000e1a9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Ubuntu" fo:font-size="12pt" fo:font-style="normal" fo:font-weight="normal" officeooo:rsid="00081291" officeooo:paragraph-rsid="0008129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officeooo:paragraph-rsid="000e1a9d"/>
    </style:style>
    <style:style style:name="P15" style:family="paragraph" style:parent-style-name="Standard" style:list-style-name="L1">
      <style:paragraph-properties fo:text-align="start" style:justify-single-word="false"/>
      <style:text-properties fo:color="#1e6a39" loext:opacity="100%" style:font-name="Ubuntu" fo:font-size="12pt" fo:font-weight="normal" officeooo:rsid="0009ee69" officeooo:paragraph-rsid="0009ee6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e6a39" loext:opacity="100%" style:font-name="Ubuntu" fo:font-size="14pt" fo:font-weight="bold" officeooo:rsid="00081291" officeooo:paragraph-rsid="001600e1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0adc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1291" style:font-size-asian="12pt" style:font-weight-asian="bold" style:font-weight-complex="bold"/>
    </style:style>
    <style:style style:name="T3" style:family="text">
      <style:text-properties fo:font-style="italic" fo:font-weight="bold" officeooo:rsid="00081291" style:font-size-asian="12pt" style:font-style-asian="italic" style:font-weight-asian="bold" style:font-style-complex="italic" style:font-weight-complex="bold"/>
    </style:style>
    <style:style style:name="T4" style:family="text">
      <style:text-properties fo:font-style="normal" style:font-size-asian="12pt" style:font-style-asian="normal" style:font-style-complex="normal"/>
    </style:style>
    <style:style style:name="T5" style:family="text">
      <style:text-properties fo:font-style="normal" fo:font-weight="bold" officeooo:rsid="00081291" style:font-size-asian="12pt" style:font-style-asian="normal" style:font-weight-asian="bold" style:font-style-complex="normal" style:font-weight-complex="bold"/>
    </style:style>
    <style:style style:name="T6" style:family="text">
      <style:text-properties style:font-name="Ubuntu" fo:font-size="12pt" fo:font-weight="normal" officeooo:rsid="00081291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0e1a9d" style:font-size-asian="12pt" style:font-weight-asian="normal" style:font-size-complex="12pt" style:font-weight-complex="normal"/>
    </style:style>
    <style:style style:name="T8" style:family="text">
      <style:text-properties style:font-name="Ubuntu" fo:font-size="12pt" fo:font-weight="bold" officeooo:rsid="000e1a9d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Ubuntu" fo:font-size="12pt" fo:font-weight="normal" officeooo:rsid="000adc5a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Ubuntu" fo:font-size="12pt" fo:font-weight="normal" officeooo:rsid="000e1a9d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size="12pt" fo:font-weight="normal" officeooo:rsid="000e8a93" style:font-size-asian="12pt" style:font-weight-asian="normal" style:font-size-complex="12pt" style:font-weight-complex="normal"/>
    </style:style>
    <style:style style:name="T12" style:family="text">
      <style:text-properties officeooo:rsid="000adc5a"/>
    </style:style>
    <style:style style:name="T13" style:family="text">
      <style:text-properties officeooo:rsid="00081291" style:font-size-asian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P2</text:p>
      <text:p text:style-name="P2">Analyse de données et visualisation</text:p>
      <text:p text:style-name="P3"/>
      <text:p text:style-name="P3"/>
      <text:p text:style-name="P3"/>
      <text:p text:style-name="P6">______________________________Objectifs______________________________</text:p>
      <text:p text:style-name="P4"/>
      <text:p text:style-name="P7">Analyser une base de données de votre choix avec Python (Numpy et Pandas) et utiliser des outils de visualisation (Matplotlib et Seaborn). Comme leur nom l’indique, ce sont des <text:span text:style-name="T1">outils </text:span>: aussi jolie soit une visualisation, elle doit répondre à une question/un besoin.</text:p>
      <text:p text:style-name="P14"><text:span text:style-name="T6">T</text:span><text:span text:style-name="T7">oujours savoir </text:span><text:span text:style-name="T8">ce</text:span><text:span text:style-name="T7"> que vous manipulez et </text:span><text:span text:style-name="T8">pourquoi</text:span><text:span text:style-name="T7"> vous le manipulez</text:span></text:p>
      <text:p text:style-name="P13"/>
      <text:p text:style-name="P13"/>
      <text:p text:style-name="P4">______________________________Sources_______________________________</text:p>
      <text:p text:style-name="P4"/>
      <text:p text:style-name="P8"><text:span text:style-name="T12">E</text:span>xemples de sites sur lesquels il y a de nombreux jeux de données disponibles :</text:p>
      <text:list xml:id="list2203159641" text:style-name="L1">
        <text:list-item>
          <text:p text:style-name="P15"><text:a xlink:type="simple" xlink:href="https://github.com/fivethirtyeight/data" text:style-name="Internet_20_link" text:visited-style-name="Visited_20_Internet_20_Link">https://github.com/fivethirtyeight/data</text:a></text:p>
        </text:list-item>
        <text:list-item>
          <text:p text:style-name="P15"><text:a xlink:type="simple" xlink:href="https://www.kdnuggets.com/datasets/index.html" text:style-name="Internet_20_link" text:visited-style-name="Visited_20_Internet_20_Link">https://www.kdnuggets.com/datasets/index.html</text:a></text:p>
        </text:list-item>
        <text:list-item>
          <text:p text:style-name="P15"><text:a xlink:type="simple" xlink:href="https://www.kaggle.com/datasets" text:style-name="Internet_20_link" text:visited-style-name="Visited_20_Internet_20_Link">https://www.kaggle.com/datasets</text:a></text:p>
        </text:list-item>
        <text:list-item>
          <text:p text:style-name="P15"><text:a xlink:type="simple" xlink:href="https://data.le64.fr/pages/home2/" text:style-name="Internet_20_link" text:visited-style-name="Visited_20_Internet_20_Link">https://data.le64.fr/pages/home2/</text:a></text:p>
        </text:list-item>
        <text:list-item>
          <text:p text:style-name="P15"><text:a xlink:type="simple" xlink:href="https://developer.jcdecaux.com/#/home" text:style-name="Internet_20_link" text:visited-style-name="Visited_20_Internet_20_Link">https://developer.jcdecaux.com/#/home</text:a></text:p>
        </text:list-item>
        <text:list-item>
          <text:p text:style-name="P15"><text:a xlink:type="simple" xlink:href="https://mran.microsoft.com/documents/data" text:style-name="Internet_20_link" text:visited-style-name="Visited_20_Internet_20_Link">https://mran.microsoft.com/documents/data</text:a></text:p>
        </text:list-item>
        <text:list-item>
          <text:p text:style-name="P15"><text:a xlink:type="simple" xlink:href="https://github.com/awesomedata/awesome-public-datasets" text:style-name="Internet_20_link" text:visited-style-name="Visited_20_Internet_20_Link">https://github.com/awesomedata/awesome-public-datasets</text:a></text:p>
        </text:list-item>
        <text:list-item>
          <text:p text:style-name="P17"><text:span text:style-name="T9">et il y en a e</text:span><text:span text:style-name="T10">nviron </text:span><text:span text:style-name="T9">1 234 567 890 autres sur la toile... À vous de trouver un domaine qui vous intéresse !</text:span></text:p>
        </text:list-item>
      </text:list>
      <text:p text:style-name="P9"/>
      <text:p text:style-name="P7"/>
      <text:p text:style-name="P16">______________________________Livrables______________________________</text:p>
      <text:p text:style-name="P16"><text:span text:style-name="T11"/></text:p>
      <text:p text:style-name="P16"><text:span text:style-name="T11">Votre présentation le 09 novembre (matin) </text:span></text:p>
      <text:p text:style-name="P7"/>
      <text:p text:style-name="P7"/>
      <text:p text:style-name="P4">______________________________Modalités_____________________________</text:p>
      <text:p text:style-name="P4"/>
      <text:p text:style-name="P7">7 groupes de 2</text:p>
      <text:p text:style-name="P10">5 demi-journées pendant la formation</text:p>
      <text:p text:style-name="P11">Présentation le 09 novembre (matin)</text:p>
      <text:p text:style-name="P11"/>
      <text:p text:style-name="P11"/>
      <text:p text:style-name="P5">______________________________Évaluation____________________________</text:p>
      <text:p text:style-name="P5"/>
      <text:p text:style-name="P12">Présentation orale d’un dashboard : p<text:span text:style-name="T13">our intéresser vos auditeurs, </text:span><text:span text:style-name="T2">il est primordial de </text:span><text:span text:style-name="T3">« raconter une histoire »</text:span><text:span text:style-name="T5"> </text:span><text:span text:style-name="T4">et pas simplement de commenter une collection de graphiques vaguement liés les uns aux aut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6T13:30:41.992847104</meta:creation-date>
    <meta:editing-duration>PT43M37S</meta:editing-duration>
    <meta:editing-cycles>16</meta:editing-cycles>
    <meta:generator>LibreOffice/7.2.2.2$Linux_X86_64 LibreOffice_project/1eb16ced50a80b7125fabf09652dbb09393766d2</meta:generator>
    <dc:date>2021-11-04T13:40:17.396179328</dc:date>
    <meta:document-statistic meta:table-count="0" meta:image-count="0" meta:object-count="0" meta:page-count="1" meta:paragraph-count="23" meta:word-count="173" meta:character-count="1528" meta:non-whitespace-character-count="1385"/>
  </office:meta>
</office:document-meta>
</file>